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7e27" officeooo:paragraph-rsid="000e7e27"/>
    </style:style>
    <style:style style:name="P2" style:family="paragraph" style:parent-style-name="Standard">
      <style:paragraph-properties fo:text-align="center" style:justify-single-word="false"/>
      <style:text-properties officeooo:rsid="000e7e27" officeooo:paragraph-rsid="000e7e27"/>
    </style:style>
    <style:style style:name="P3" style:family="paragraph" style:parent-style-name="Standard">
      <style:text-properties fo:font-style="italic" officeooo:rsid="000e7e27" officeooo:paragraph-rsid="000e7e27" style:font-style-asian="italic" style:font-style-complex="italic"/>
    </style:style>
    <style:style style:name="P4" style:family="paragraph" style:parent-style-name="Standard">
      <style:text-properties officeooo:rsid="000fd367" officeooo:paragraph-rsid="000fd367"/>
    </style:style>
    <style:style style:name="P5" style:family="paragraph" style:parent-style-name="Standard">
      <style:text-properties officeooo:rsid="000ffeb7" officeooo:paragraph-rsid="000ffeb7"/>
    </style:style>
    <style:style style:name="P6" style:family="paragraph" style:parent-style-name="Standard">
      <style:text-properties officeooo:rsid="0010f89d" officeooo:paragraph-rsid="0010f89d"/>
    </style:style>
    <style:style style:name="P7" style:family="paragraph" style:parent-style-name="Standard">
      <style:text-properties officeooo:rsid="001234e7" officeooo:paragraph-rsid="0010f89d"/>
    </style:style>
    <style:style style:name="P8" style:family="paragraph" style:parent-style-name="Standard">
      <style:text-properties officeooo:rsid="001234e7" officeooo:paragraph-rsid="001234e7"/>
    </style:style>
    <style:style style:name="P9" style:family="paragraph" style:parent-style-name="Standard">
      <style:text-properties officeooo:rsid="0013b9e5" officeooo:paragraph-rsid="0013b9e5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0fd367"/>
    </style:style>
    <style:style style:name="T2" style:family="text">
      <style:text-properties style:text-position="sub 58%"/>
    </style:style>
    <style:style style:name="T3" style:family="text">
      <style:text-properties officeooo:rsid="000ffeb7"/>
    </style:style>
    <style:style style:name="T4" style:family="text">
      <style:text-properties officeooo:rsid="0010f89d"/>
    </style:style>
    <style:style style:name="T5" style:family="text">
      <style:text-properties officeooo:rsid="001234e7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ffe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Binary Relations</text:p>
      <text:p text:style-name="P2">by Sven Nilsen, 2020</text:p>
      <text:p text:style-name="P1"/>
      <text:p text:style-name="P3">In this paper I introduce avatar binary relations, that satisfies avatar extensions.</text:p>
      <text:p text:style-name="P1"/>
      <text:p text:style-name="P1">In the paper “Unique Universal Binary Relations”<text:span text:style-name="T7"><text:reference-ref text:reference-format="text" text:ref-name="unique universal binary relations">[1]</text:reference-ref></text:span>, I introduced binary relations with the axioms:</text:p>
      <text:p text:style-name="P1"/>
      <text:p text:style-name="P1"><text:tab/>p(a, b)<text:tab/><text:tab/>role_of(b) = p<text:tab/><text:tab/>p(a) = b</text:p>
      <text:p text:style-name="P1"/>
      <text:p text:style-name="P1">By using roles, this makes it possible to use `(a, b)` to completely specify the relation.<text:line-break/>This simplifies modeling of theories w<text:span text:style-name="T5">ith many</text:span> constraints, <text:span text:style-name="T1">compared to using unconstrained relations</text:span>.</text:p>
      <text:p text:style-name="P1"/>
      <text:p text:style-name="P1">The problem is that this logic is sometimes too constrained, which led to the idea of <text:span text:style-name="T5">using </text:span>avatars.</text:p>
      <text:p text:style-name="P1"/>
      <text:p text:style-name="P4">An 1-avatar <text:span text:style-name="T5">`q’`</text:span> <text:span text:style-name="T5">in this logic </text:span>is way of lifting up a symbol <text:span text:style-name="T5">`b`</text:span> such that it can be assigned a new role:</text:p>
      <text:p text:style-name="P4"/>
      <text:p text:style-name="P4"><text:tab/>p<text:span text:style-name="T2">2</text:span>(a, q’(b))<text:tab/>role_of(q’(b)) = p<text:span text:style-name="T2">2</text:span><text:tab/>p<text:span text:style-name="T2">2</text:span>(a) = <text:span text:style-name="T3">q’(</text:span>b<text:span text:style-name="T3">)</text:span></text:p>
      <text:p text:style-name="P4"/>
      <text:p text:style-name="P4">This solves the problem of relaxing constraints for universality, but it does not relax uniqueness.</text:p>
      <text:p text:style-name="P4">Yet, Avatar Graphs<text:span text:style-name="T7"><text:reference-ref text:reference-format="text" text:ref-name="avatar graphs">[2]</text:reference-ref></text:span> were used to make a guess of how this pattern generalizes into higher dimensions.</text:p>
      <text:p text:style-name="P6">It was understood that 2-avatars and higher avatars need to “integrate information” of lower avatars.</text:p>
      <text:p text:style-name="P4"/>
      <text:p text:style-name="P4">During a discussion with Cristian Urlea about Avatar Graphs<text:span text:style-name="T7"><text:reference-ref text:reference-format="text" text:ref-name="applied category theory server">[3]</text:reference-ref></text:span>, he realize<text:span text:style-name="T4">d</text:span> an important insight about the interpretation: Avatar Graphs represents the role totality of the core. With other words, a kind of space covering representation. <text:span text:style-name="T3">I connected this with permutations as paths along an n-cube</text:span><text:span text:style-name="T8"><text:reference-ref text:reference-format="text" text:ref-name="permutations as cubical paths">[4]</text:reference-ref></text:span><text:span text:style-name="T3">. This idea lets one simplify an n-avatar to a theory that creates different contexts over permutations:</text:span></text:p>
      <text:p text:style-name="P4"/>
      <text:p text:style-name="P4"><text:tab/><text:span text:style-name="T3">x = a, y = b<text:tab/><text:tab/>Permutations of assignments over a set `{a, b}` is a 2-avatar (2 elements)</text:span></text:p>
      <text:p text:style-name="P4"><text:tab/><text:span text:style-name="T3">x = b, y = a</text:span></text:p>
      <text:p text:style-name="P4"/>
      <text:p text:style-name="P4"><text:tab/><text:span text:style-name="T3">p(x, q’(y))<text:tab/>role_of(q’(y)) = p<text:tab/>p(x) = q’(y)<text:tab/>Uniqueness interpreted in different contexts</text:span></text:p>
      <text:p text:style-name="P4"/>
      <text:p text:style-name="P5">It turns out that this interpretation can be reduced to the following axioms:</text:p>
      <text:p text:style-name="P5"/>
      <text:p text:style-name="P5"><text:tab/>p(a, q’(b))<text:tab/>role_of(q’(b)) = p<text:tab/>p(a) = <text:span text:style-name="T4">{</text:span>q’(_)<text:span text:style-name="T4">} : ∋ q’(b)</text:span></text:p>
      <text:p text:style-name="P5"/>
      <text:p text:style-name="P6">The last axiom means that uniqueness is relaxed to a set containing only elements of the same 1-avatar.</text:p>
      <text:p text:style-name="P6">This set contains the right argument of the relation.</text:p>
      <text:h text:style-name="P10" text:outline-level="3">References:</text:h>
      <text:p text:style-name="P7"/>
      <text:p text:style-name="P8"><text:reference-mark-start text:name="unique universal binary relations"/>[1]<text:reference-mark-end text:name="unique universal binary relations"/><text:tab/>“Unique Universal Binary Relations”</text:p>
      <text:p text:style-name="P8"><text:tab/>Sven Nilsen, 2020</text:p>
      <text:p text:style-name="P8"><text:tab/><text:a xlink:type="simple" xlink:href="https://github.com/advancedresearch/path_semantics/blob/master/papers-wip/unique-universal-binary-relations.pdf" text:style-name="Internet_20_link" text:visited-style-name="Visited_20_Internet_20_Link"><text:span text:style-name="T6">https://github.com/advancedresearch/path_semantics/blob/master/papers-wip/unique-universal-binary-relations.pdf</text:span></text:a></text:p>
      <text:p text:style-name="P8"/>
      <text:p text:style-name="P9"><text:reference-mark-start text:name="avatar graphs"/>[2]<text:reference-mark-end text:name="avatar graphs"/><text:tab/>“Avatar Graphs”</text:p>
      <text:p text:style-name="P9"><text:tab/>Sven Nilsen, 2020</text:p>
      <text:p text:style-name="P9"><text:tab/><text:a xlink:type="simple" xlink:href="https://github.com/advancedresearch/path_semantics/blob/master/papers-wip/avatar-graphs.pdf" text:style-name="Internet_20_link" text:visited-style-name="Visited_20_Internet_20_Link"><text:span text:style-name="T6">https://github.com/advancedresearch/path_semantics/blob/master/papers-wip/avatar-graphs.pdf</text:span></text:a></text:p>
      <text:p text:style-name="P9"/>
      <text:p text:style-name="P9"><text:reference-mark-start text:name="applied category theory server"/>[3]<text:reference-mark-end text:name="applied category theory server"/><text:tab/>“Applied Category Theory Server”</text:p>
      <text:p text:style-name="P9"><text:tab/>Discord</text:p>
      <text:p text:style-name="P9"><text:tab/><text:a xlink:type="simple" xlink:href="https://discord.gg/vzukJWC" text:style-name="Internet_20_link" text:visited-style-name="Visited_20_Internet_20_Link">https://discord.gg/vzukJWC</text:a></text:p>
      <text:p text:style-name="P9"/>
      <text:p text:style-name="P9"><text:reference-mark-start text:name="permutations as cubical paths"/>[4]<text:reference-mark-end text:name="permutations as cubical paths"/><text:tab/>“Permutations as Cubical Paths”</text:p>
      <text:p text:style-name="P9"><text:tab/>Sven Nilsen, 2020</text:p>
      <text:p text:style-name="P9"><text:tab/><text:a xlink:type="simple" xlink:href="https://github.com/advancedresearch/path_semantics/blob/master/papers-wip/permutations-as-cubical-paths.pdf" text:style-name="Internet_20_link" text:visited-style-name="Visited_20_Internet_20_Link"><text:span text:style-name="T6">https://github.com/advancedresearch/path_semantics/blob/master/papers-wip/permutations-as-cubical-paths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5:33:20.057935000</meta:creation-date>
    <dc:date>2020-10-01T23:35:08.095915000</dc:date>
    <meta:editing-duration>PT8M17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3" meta:word-count="349" meta:character-count="2433" meta:non-whitespace-character-count="2100"/>
  </office:meta>
</office:document-meta>
</file>